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2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ccffcc"/>
    </style:style>
    <style:style style:name="ce16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ccffff"/>
    </style:style>
    <style:style style:name="ce1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0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3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up: Email Sandy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Email Stijn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Order phone battery</text:p>
          </table:table-cell>
          <table:covered-table-cell table:number-columns-repeated="6" table:style-name="ce4"/>
          <table:table-cell table:style-name="ce15" office:value-type="string" calcext:value-type="string">
            <text:p>Firemip: No devtools workaround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6" office:value-type="string" calcext:value-type="string">
            <text:p>Newark Membership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Try runing JULES</text:p>
          </table:table-cell>
          <table:covered-table-cell table:number-columns-repeated="6" table:style-name="ce4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<text:s/>to Edingbough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Tolthorpe on Calendar]#=]</text:p>
          </table:table-cell>
          <table:table-cell table:style-name="ce4" table:number-columns-repeated="6"/>
          <table:table-cell table:style-name="ce15" office:value-type="string" calcext:value-type="string">
            <text:p>TM2 repo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4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nd placeto backup work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9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Sort out phon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4"/>
          <table:table-cell table:style-name="ce21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0" table:number-columns-spanned="7" table:number-rows-spanned="1"/>
          <table:covered-table-cell table:number-columns-repeated="6" table:style-name="ce10"/>
          <table:table-cell table:style-name="ce18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1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2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1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>
            <text:p>Make cv maker into package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>
            <text:p>Make scholar grab into package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1:23:12.262702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5-25T21:58:44.713121381</dc:date>
    <dc:creator>Douglas Kelley</dc:creator>
    <meta:editing-duration>P52DT22H15M8S</meta:editing-duration>
    <meta:editing-cycles>66</meta:editing-cycles>
    <meta:generator>LibreOffice/4.4.6.3$Linux_X86_64 LibreOffice_project/40m0$Build-3</meta:generator>
    <meta:document-statistic meta:table-count="2" meta:cell-count="31" meta:object-count="0"/>
  </office:meta>
</office:document-meta>
</file>